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7.011cm" fo:margin-left="0cm" fo:margin-right="-0.012cm" table:align="margins"/>
    </style:style>
    <style:style style:name="tabVersement.A" style:family="table-column">
      <style:table-column-properties style:column-width="3.784cm" style:rel-column-width="14574*"/>
    </style:style>
    <style:style style:name="tabVersement.B" style:family="table-column">
      <style:table-column-properties style:column-width="6.112cm" style:rel-column-width="23543*"/>
    </style:style>
    <style:style style:name="tabVersement.C" style:family="table-column">
      <style:table-column-properties style:column-width="7.117cm" style:rel-column-width="27418*"/>
    </style:style>
    <style:style style:name="tabVersement.A1" style:family="table-cell">
      <style:table-cell-properties fo:padding="0cm" fo:border="none"/>
    </style:style>
    <style:style style:name="P1" style:family="paragraph" style:parent-style-name="Standard">
      <style:text-properties style:font-name="Arial" fo:font-size="2pt" style:font-size-asian="2pt" style:font-size-complex="2pt"/>
    </style:style>
    <style:style style:name="P2" style:family="paragraph" style:parent-style-name="Standard">
      <style:paragraph-properties fo:text-align="start" style:justify-single-word="false">
        <style:tab-stops>
          <style:tab-stop style:position="8.89cm"/>
        </style:tab-stops>
      </style:paragraph-properties>
      <style:text-properties fo:color="#000000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style:font-size-asian="11pt" style:font-name-complex="Arial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>
          <table:table-cell table:style-name="tabVersement.A1" office:value-type="string">
            <text:p text:style-name="P3">%=qui=%</text:p>
          </table:table-cell>
          <table:table-cell table:style-name="tabVersement.A1" office:value-type="string">
            <text:p text:style-name="P2">%=adresseVersement=%</text:p>
          </table:table-cell>
          <table:table-cell table:style-name="tabVersement.A1" office:value-type="string">
            <text:p text:style-name="P2">%=adressePaiementVersement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3-07-03T15:14:13</dc:date>
    <meta:editing-cycles>7</meta:editing-cycles>
    <meta:editing-duration>PT1M4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" meta:word-count="3" meta:character-count="55"/>
  </office:meta>
</office:document-meta>
</file>